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Bitstream Vera Sans Mono'"/>
    <style:font-face style:name="Droid Sans Mono" svg:font-family="'Droid Sans Mono', monospace"/>
    <style:font-face style:name="Lohit Devanagari" svg:font-family="'Lohit Devanagari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, 'Bitstream Vera Sans Mono'" style:font-pitch="variable"/>
    <style:font-face style:name="DejaVu Sans2" svg:font-family="'DejaVu Sans'" style:font-pitch="variable"/>
    <style:font-face style:name="Droid Sans Mono1" svg:font-family="'Droid Sans Mono', monospac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DejaVu Sans" svg:font-family="'DejaVu Sans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4.359cm" style:use-optimal-column-width="false"/>
    </style:style>
    <style:style style:name="ro1" style:family="table-row">
      <style:table-row-properties style:row-height="7.4cm" style:use-optimal-row-height="false"/>
    </style:style>
    <style:style style:name="ce1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  <style:text-properties fo:text-shadow="1pt 1pt"/>
    </style:style>
    <style:style style:name="P6" style:family="paragraph">
      <style:paragraph-properties style:line-height-at-least="0.503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c9211e"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465a4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style:font-name="Droid Sans Mono" style:font-name-complex="Droid Sans Mono" style:font-size-complex="10.5pt"/>
    </style:style>
    <style:style style:name="T10" style:family="text">
      <style:text-properties fo:color="#a31515" style:font-name="Droid Sans Mono" style:font-name-complex="Droid Sans Mono" style:font-size-complex="10.5pt"/>
    </style:style>
    <style:style style:name="T11" style:family="text">
      <style:text-properties fo:color="#000000" style:font-name="Droid Sans Mono" style:font-name-complex="Droid Sans Mono" style:font-size-complex="10.5pt"/>
    </style:style>
    <style:style style:name="T12" style:family="text">
      <style:text-properties fo:color="#aaaaaa" style:font-name="Droid Sans Mono" style:font-name-complex="Droid Sans Mono" style:font-size-complex="10.5pt"/>
    </style:style>
    <style:style style:name="T13" style:family="text">
      <style:text-properties fo:color="#09885a" style:font-name="Droid Sans Mono" style:font-name-complex="Droid Sans Mono" style:font-size-complex="10.5pt"/>
    </style:style>
    <style:style style:name="T14" style:family="text">
      <style:text-properties fo:color="#ff69b4" style:font-name="Droid Sans Mono" style:font-name-complex="Droid Sans Mono" style:font-size-complex="10.5pt"/>
    </style:style>
    <style:style style:name="T15" style:family="text">
      <style:text-properties fo:color="#808080" style:font-name="Consolas" style:font-name-asian="Liberation Mono" style:font-name-complex="Consolas"/>
    </style:style>
    <style:style style:name="T16" style:family="text">
      <style:text-properties fo:color="#006699" style:font-name="Consolas" fo:font-weight="bold" style:font-name-asian="Liberation Mono" style:font-name-complex="Consolas"/>
    </style:style>
    <style:style style:name="T17" style:family="text">
      <style:text-properties style:font-name="Consolas" style:font-name-complex="Consolas"/>
    </style:style>
    <style:style style:name="T18" style:family="text">
      <style:text-properties fo:color="#000000" style:font-name="Consolas" style:font-name-asian="Liberation Mono" style:font-name-complex="Consolas"/>
    </style:style>
    <style:style style:name="T19" style:family="text">
      <style:text-properties fo:color="#808080" style:font-name="Consolas" fo:font-weight="bold" style:font-name-asian="Liberation Mono" style:font-name-complex="Consolas"/>
    </style:style>
    <style:style style:name="T20" style:family="text">
      <style:text-properties style:font-name="Liberation Mono" style:font-name-asian="Liberation Mono"/>
    </style:style>
    <style:style style:name="T21" style:family="text">
      <style:text-properties fo:color="#0000ff" style:font-name="Consolas" style:font-name-asian="Liberation Mono" style:font-name-complex="Consolas"/>
    </style:style>
    <style:style style:name="T22" style:family="text">
      <style:text-properties fo:color="#ff1493" style:font-name="Consolas" fo:font-weight="bold" style:font-name-asian="Liberation Mono" style:font-name-complex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Funções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Profa Everlin Costa Marques</text:p>
            <text:p>2020/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Função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m conjunto de comandos que resolve uma tarefa específica e bem delimitada.</text:p>
              </text:list-item>
              <text:list-item>
                <text:p>Tem parâmetros de entrada e de saída</text:p>
                <text:list>
                  <text:list-item>
                    <text:p>aplica-se as mesmas perguntas da análise da caixa preta (Quem são os dados de entrada ? Quem são os dados de saída ?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 de modularizar o código</text:p>
                <text:list>
                  <text:list-item>
                    <text:p>limpar o arquivo main.c , por exemplo</text:p>
                  </text:list-item>
                </text:list>
              </text:list-item>
              <text:list-item>
                <text:p>Conseguir reuso de trechos que são muito usados</text:p>
              </text:list-item>
              <text:list-item>
                <text:p>Compartilhamento de código entre projetos</text:p>
              </text:list-item>
              <text:list-item>
                <text:p>Decomposição de um problema grande em partes menores</text:p>
              </text:list-item>
              <text:list-item>
                <text:p>Facilidade de manuten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unção em C</text:p>
          </draw:text-box>
        </draw:frame>
        <draw:frame presentation:style-name="pr8" draw:text-style-name="P1" draw:layer="layout" svg:width="25.199cm" svg:height="13.293cm" svg:x="1.2cm" svg:y="3.8cm" presentation:class="outline" presentation:user-transformed="true">
          <draw:text-box>
            <text:list text:style-name="L2">
              <text:list-item>
                <text:p>Linguagem C pode ser organizada em funções</text:p>
              </text:list-item>
              <text:list-item>
                <text:p>O programa principal em C é uma função</text:p>
                <text:p/>
              </text:list-item>
            </text:list>
          </draw:text-box>
        </draw:frame>
        <draw:frame draw:style-name="standard" draw:layer="layout" svg:width="14.358cm" svg:height="7.399cm" svg:x="6.8cm" svg:y="8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int</text:span><text:span text:style-name="T2"> main ( <text:s/>) {</text:span></text:p>
                <text:p><text:span text:style-name="T3"/></text:p>
                <text:p><text:span text:style-name="T2">… </text:span></text:p>
                <text:p><text:span text:style-name="T2">…</text:span></text:p>
                <text:p><text:span text:style-name="T4">return</text:span><text:span text:style-name="T2"> </text:span><text:span text:style-name="T5">0</text:span><text:span text:style-name="T2">;</text:span></text:p>
                <text:p><text:span text:style-name="T3"/></text:p>
                <text:p><text:span text:style-name="T2">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unção em C</text:p>
          </draw:text-box>
        </draw:frame>
        <draw:frame presentation:style-name="pr8" draw:text-style-name="P1" draw:layer="layout" svg:width="25.199cm" svg:height="13.293cm" svg:x="1.4cm" svg:y="3.8cm" presentation:class="outline" presentation:user-transformed="true">
          <draw:text-box>
            <text:list text:style-name="L2">
              <text:list-item>
                <text:p>Linguagem C pode ser organizada em funções</text:p>
              </text:list-item>
              <text:list-item>
                <text:p>O programa principal em C é uma função</text:p>
                <text:p/>
              </text:list-item>
            </text:list>
          </draw:text-box>
        </draw:frame>
        <draw:frame draw:style-name="standard" draw:layer="layout" svg:width="14.358cm" svg:height="7.399cm" svg:x="6.8cm" svg:y="8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int</text:span><text:span text:style-name="T2"> main ( <text:s/>) {</text:span></text:p>
                <text:p><text:span text:style-name="T3"/></text:p>
                <text:p><text:span text:style-name="T2">… </text:span></text:p>
                <text:p><text:span text:style-name="T2">…</text:span></text:p>
                <text:p><text:span text:style-name="T4">return</text:span><text:span text:style-name="T2"> </text:span><text:span text:style-name="T5">0</text:span><text:span text:style-name="T2">;</text:span></text:p>
                <text:p><text:span text:style-name="T3"/></text:p>
                <text:p><text:span text:style-name="T2">}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2" draw:text-style-name="P3" draw:layer="layout" svg:x1="7cm" svg:y1="12.8cm" svg:x2="4.2cm" svg:y2="11.8cm">
            <text:p/>
          </draw:line>
          <draw:frame draw:style-name="gr3" draw:text-style-name="P4" draw:layer="layout" svg:width="3.6cm" svg:height="3.095cm" svg:x="0.4cm" svg:y="11.2cm">
            <draw:text-box>
              <text:p>estabelece <text:span text:style-name="T6">o que</text:span> esse programa retornará </text:p>
            </draw:text-box>
          </draw:frame>
        </draw:g>
        <draw:g>
          <draw:line draw:style-name="gr2" draw:text-style-name="P5" draw:layer="layout" svg:x1="6.8cm" svg:y1="9.2cm" svg:x2="5cm" svg:y2="8.6cm">
            <text:p/>
          </draw:line>
          <draw:frame draw:style-name="gr3" draw:text-style-name="P4" draw:layer="layout" svg:width="4cm" svg:height="3.095cm" svg:x="1cm" svg:y="7.2cm">
            <draw:text-box>
              <text:p>indica que o programa retorna <text:span text:style-name="T6">um inteiro</text:span></text:p>
            </draw:text-box>
          </draw:frame>
        </draw:g>
        <draw:g>
          <draw:line draw:style-name="gr2" draw:text-style-name="P3" draw:layer="layout" svg:x1="10.2cm" svg:y1="12.6cm" svg:x2="12.4cm" svg:y2="12cm">
            <text:p/>
          </draw:line>
          <draw:frame draw:style-name="gr3" draw:text-style-name="P4" draw:layer="layout" svg:width="8.158cm" svg:height="3.095cm" svg:x="13cm" svg:y="11.4cm">
            <draw:text-box>
              <text:p>indica que 0 é o valor : de “sucesso” se chegou até ali – <text:span text:style-name="T7">padrão do C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3T3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Ordenar vetor por função<text:line-break/>Passa vetor por parâmetro</text:p>
          </draw:text-box>
        </draw:frame>
        <draw:frame presentation:style-name="pr8" draw:layer="layout" svg:width="12.297cm" svg:height="12.179cm" svg:x="1.4cm" svg:y="4.914cm" presentation:class="outline">
          <draw:text-box>
            <text:p>#include &lt;stdio.h&gt;</text:p>
            <text:p>#include&lt;stdlib.h&gt;</text:p>
            <text:p>#define S 10</text:p>
            <text:p>void ordena (int t, int v[]);</text:p>
            <text:p>int main(void)</text:p>
            <text:p>{</text:p>
            <text:p><text:s text:c="2"/>int x, i, metade, bb;</text:p>
            <text:p><text:s text:c="2"/>int v[S], vo[S];</text:p>
            <text:p><text:s text:c="2"/>int parada;</text:p>
            <text:p>// Lendo os valores para o vetor;</text:p>
            <text:p><text:s text:c="2"/>for (i = 0; i &lt; S; i++)</text:p>
            <text:p><text:s text:c="4"/>{</text:p>
            <text:p><text:s text:c="6"/>printf ("(%i)", i);</text:p>
            <text:p><text:s text:c="6"/>scanf ("%i", &amp;v[i]);</text:p>
            <text:p><text:s text:c="4"/>}</text:p>
            <text:p>// Recebe o vetor ordenado;</text:p>
            <text:p><text:s text:c="2"/>ordena (S, v);</text:p>
            <text:p><text:s text:c="2"/>printf("\n Saida\n");</text:p>
            <text:p><text:s text:c="4"/>for (i = 0; i &lt; S; i++)</text:p>
            <text:p><text:s text:c="4"/>{</text:p>
            <text:p><text:s text:c="6"/>printf ("%i \t", v[i]); <text:s text:c="5"/></text:p>
            <text:p><text:s text:c="4"/>}</text:p>
            <text:p><text:s text:c="2"/>return 0; </text:p>
            <text:p>}</text:p>
          </draw:text-box>
        </draw:frame>
        <draw:frame presentation:style-name="pr8" draw:layer="layout" svg:width="12.297cm" svg:height="12.179cm" svg:x="14.313cm" svg:y="4.914cm" presentation:class="outline">
          <draw:text-box>
            <text:p>// Ordena o vetor (BubbleSort);</text:p>
            <text:p>void ordena (int t, int v[])</text:p>
            <text:p>{</text:p>
            <text:p><text:s text:c="2"/>int aux, count, i;</text:p>
            <text:p/>
            <text:p><text:s text:c="2"/>for (count = 1; count &lt; t; count++)</text:p>
            <text:p><text:s text:c="5"/>for (i = 0; i &lt; t - 1; i++)</text:p>
            <text:p><text:s text:c="2"/>if (v[i] &gt; v[i + 1])</text:p>
            <text:p><text:s text:c="4"/>{</text:p>
            <text:p><text:s text:c="6"/>aux = v[i];</text:p>
            <text:p><text:s text:c="6"/>v[i] = v[i + 1];</text:p>
            <text:p><text:s text:c="6"/>v[i + 1] = aux;</text:p>
            <text:p><text:s text:c="4"/>}</text:p>
            <text:p><text:s text:c="2"/>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<text:span text:style-name="T8">Vetor e Ponteiro </text:span><text:span text:style-name="T8"><text:line-break/></text:span><text:span text:style-name="T8">com alteração de valor por função</text:span>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p text:style-name="P6"><text:span text:style-name="T9">#include&lt;</text:span><text:span text:style-name="T10">stdio.h</text:span><text:span text:style-name="T9">&gt;</text:span><text:span text:style-name="T11"> </text:span><text:span text:style-name="T12">/* </text:span><text:span text:style-name="T12">diretiva */</text:span></text:p>
            <text:p text:style-name="P6"><text:span text:style-name="T9">void</text:span><text:span text:style-name="T11"> imprime(</text:span><text:span text:style-name="T9">int</text:span><text:span text:style-name="T11"> </text:span><text:span text:style-name="T11">*dado); </text:span><text:span text:style-name="T12">/* indica uso </text:span><text:span text:style-name="T12">de função */</text:span></text:p>
            <text:p text:style-name="P6"><text:span text:style-name="T9">int</text:span><text:span text:style-name="T11"> main() </text:span><text:span text:style-name="T12">/* função </text:span><text:span text:style-name="T12">principal */</text:span></text:p>
            <text:p text:style-name="P6"><text:span text:style-name="T11">{</text:span></text:p>
            <text:p text:style-name="P6"><text:span text:style-name="T9">int</text:span><text:span text:style-name="T11"> valor [</text:span><text:span text:style-name="T13">3</text:span><text:span text:style-name="T11">];</text:span></text:p>
            <text:p text:style-name="P6"><text:span text:style-name="T9">char</text:span><text:span text:style-name="T11"> parada;</text:span></text:p>
            <text:p text:style-name="P6"><text:span text:style-name="T11">printf(</text:span><text:span text:style-name="T10">"</text:span><text:span text:style-name="T14">\0</text:span><text:span text:style-name="T10">33c"</text:span><text:span text:style-name="T11">) </text:span><text:span text:style-name="T11">;</text:span><text:span text:style-name="T12">//limpar console</text:span></text:p>
            <text:p text:style-name="P6"><text:span text:style-name="T11">valor[</text:span><text:span text:style-name="T13">0</text:span><text:span text:style-name="T11">] = </text:span><text:span text:style-name="T13">1</text:span><text:span text:style-name="T11">;</text:span></text:p>
            <text:p text:style-name="P6"><text:span text:style-name="T11">valor[</text:span><text:span text:style-name="T13">1</text:span><text:span text:style-name="T11">] = </text:span><text:span text:style-name="T13">2</text:span><text:span text:style-name="T11">;</text:span></text:p>
            <text:p text:style-name="P6"><text:span text:style-name="T11">valor[</text:span><text:span text:style-name="T13">2</text:span><text:span text:style-name="T11">] = </text:span><text:span text:style-name="T13">3</text:span><text:span text:style-name="T11">;</text:span></text:p>
            <text:p text:style-name="P6"><text:span text:style-name="T11">imprime (valor);</text:span></text:p>
            <text:p text:style-name="P6"><text:span text:style-name="T11">printf (</text:span><text:span text:style-name="T10">"dado [0] = </text:span><text:span text:style-name="T10">%d</text:span><text:span text:style-name="T14">\n</text:span><text:span text:style-name="T10">"</text:span><text:span text:style-name="T11">, valor[</text:span><text:span text:style-name="T13">0</text:span><text:span text:style-name="T11">]);</text:span></text:p>
            <text:p text:style-name="P6"><text:span text:style-name="T11">scanf(</text:span><text:span text:style-name="T10">" %c"</text:span><text:span text:style-name="T11">, </text:span><text:span text:style-name="T11">&amp;parada);</text:span></text:p>
            <text:p text:style-name="P6"><text:span text:style-name="T11">}</text:span></text:p>
            <text:p text:style-name="P6"><text:span text:style-name="T9">void</text:span><text:span text:style-name="T11"> imprime (</text:span><text:span text:style-name="T9">int</text:span><text:span text:style-name="T11"> </text:span><text:span text:style-name="T11">*dado)</text:span><text:span text:style-name="T12">/* função </text:span><text:span text:style-name="T12">secundaria */</text:span></text:p>
            <text:p text:style-name="P6"><text:span text:style-name="T11">{</text:span></text:p>
            <text:p text:style-name="P6"><text:span text:style-name="T11">*dado=</text:span><text:span text:style-name="T13">300</text:span><text:span text:style-name="T11">; </text:span></text:p>
            <text:p text:style-name="P6"><text:span text:style-name="T11">printf (</text:span><text:span text:style-name="T10">"dado [0] = </text:span><text:span text:style-name="T10">%d</text:span><text:span text:style-name="T14">\n</text:span><text:span text:style-name="T10">"</text:span><text:span text:style-name="T11">, *dado);</text:span></text:p>
            <text:p text:style-name="P6"><text:span text:style-name="T11">printf (</text:span><text:span text:style-name="T10">"dado [1] = </text:span><text:span text:style-name="T10">%d</text:span><text:span text:style-name="T14">\n</text:span><text:span text:style-name="T10">"</text:span><text:span text:style-name="T11">, *(dado + </text:span><text:span text:style-name="T13">1</text:span><text:span text:style-name="T11">));</text:span></text:p>
            <text:p text:style-name="P6"><text:span text:style-name="T11">printf (</text:span><text:span text:style-name="T10">"dado [2] = </text:span><text:span text:style-name="T10">%d</text:span><text:span text:style-name="T14">\n</text:span><text:span text:style-name="T10">"</text:span><text:span text:style-name="T11">, *(dado + </text:span><text:span text:style-name="T13">2</text:span><text:span text:style-name="T11">));</text:span></text:p>
            <text:p text:style-name="P6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Troca de strings por ponteiros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p text:style-name="P8"><text:span text:style-name="T15">#include&lt;stdio.h&gt; </text:span></text:p>
            <text:p text:style-name="P8"><text:span text:style-name="T16">void</text:span><text:span text:style-name="T17"> </text:span><text:span text:style-name="T18">swap(</text:span><text:span text:style-name="T19">char</text:span><text:span text:style-name="T17"> </text:span><text:span text:style-name="T18">*str1, </text:span><text:span text:style-name="T19">char</text:span><text:span text:style-name="T17"> </text:span><text:span text:style-name="T18">*str2) </text:span></text:p>
            <text:p text:style-name="P8"><text:span text:style-name="T18">{ </text:span></text:p>
            <text:p text:style-name="P8"><text:span text:style-name="T20">  </text:span><text:span text:style-name="T19">char</text:span><text:span text:style-name="T17"> </text:span><text:span text:style-name="T18">*temp = </text:span><text:span text:style-name="T18">str1; </text:span></text:p>
            <text:p text:style-name="P8"><text:span text:style-name="T20">  </text:span><text:span text:style-name="T18">str1 = str2; </text:span></text:p>
            <text:p text:style-name="P8"><text:span text:style-name="T20">  </text:span><text:span text:style-name="T18">str2 = temp; </text:span></text:p>
            <text:p text:style-name="P8"><text:span text:style-name="T18">}   </text:span></text:p>
            <text:p text:style-name="P8"><text:span text:style-name="T20">  </text:span> </text:p>
            <text:p text:style-name="P8"><text:span text:style-name="T19">int</text:span><text:span text:style-name="T17"> </text:span><text:span text:style-name="T18">main() </text:span></text:p>
            <text:p text:style-name="P8"><text:span text:style-name="T18">{ </text:span></text:p>
            <text:p text:style-name="P8"><text:span text:style-name="T20">  </text:span><text:span text:style-name="T19">char</text:span><text:span text:style-name="T17"> </text:span><text:span text:style-name="T18">*str1 = </text:span><text:span text:style-name="T21">"geeks"</text:span><text:span text:style-name="T18">; </text:span></text:p>
            <text:p text:style-name="P8"><text:span text:style-name="T20">  </text:span><text:span text:style-name="T19">char</text:span><text:span text:style-name="T17"> </text:span><text:span text:style-name="T18">*str2 = </text:span><text:span text:style-name="T21">"forgeeks"</text:span><text:span text:style-name="T18">; </text:span></text:p>
            <text:p text:style-name="P8"><text:span text:style-name="T20">  </text:span><text:span text:style-name="T18">swap(str1, </text:span><text:span text:style-name="T18">str2); </text:span></text:p>
            <text:p text:style-name="P8"><text:span text:style-name="T20">  </text:span><text:span text:style-name="T22">printf</text:span><text:span text:style-name="T18">(</text:span><text:span text:style-name="T21">"str1 is </text:span><text:span text:style-name="T21">%s, str2 is %s"</text:span><text:span text:style-name="T18">, </text:span><text:span text:style-name="T18">str1, str2); </text:span></text:p>
            <text:p text:style-name="P8"><text:span text:style-name="T20">  </text:span><text:span text:style-name="T22">getchar</text:span><text:span text:style-name="T18">(); </text:span></text:p>
            <text:p text:style-name="P8"><text:span text:style-name="T20">  </text:span><text:span text:style-name="T16">return</text:span><text:span text:style-name="T17"> </text:span><text:span text:style-name="T18">0; </text:span></text:p>
            <text:p text:style-name="P8"><text:span text:style-name="T18">}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Bitstream Vera Sans Mono'"/>
    <style:font-face style:name="Droid Sans Mono" svg:font-family="'Droid Sans Mono', monospace"/>
    <style:font-face style:name="Lohit Devanagari" svg:font-family="'Lohit Devanagari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, 'Bitstream Vera Sans Mono'" style:font-pitch="variable"/>
    <style:font-face style:name="DejaVu Sans2" svg:font-family="'DejaVu Sans'" style:font-pitch="variable"/>
    <style:font-face style:name="Droid Sans Mono1" svg:font-family="'Droid Sans Mono', monospac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DejaVu Sans" svg:font-family="'DejaVu Sans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2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2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4:46:29.577021161</meta:creation-date>
    <meta:editing-duration>PT3H4M56S</meta:editing-duration>
    <meta:editing-cycles>10</meta:editing-cycles>
    <meta:generator>LibreOffice/6.4.5.2$Linux_X86_64 LibreOffice_project/40$Build-2</meta:generator>
    <dc:title>Beehive</dc:title>
    <dc:date>2020-09-08T13:42:50.566522034</dc:date>
    <meta:document-statistic meta:object-count="79"/>
  </office:meta>
</office:document-meta>
</file>